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a8d6" officeooo:paragraph-rsid="000ca8d6"/>
    </style:style>
    <style:style style:name="P2" style:family="paragraph" style:parent-style-name="Standard">
      <style:text-properties officeooo:rsid="001ae8d2" officeooo:paragraph-rsid="000ca8d6"/>
    </style:style>
    <style:style style:name="P3" style:family="paragraph" style:parent-style-name="Standard">
      <style:text-properties officeooo:rsid="000d03a5" officeooo:paragraph-rsid="000d03a5"/>
    </style:style>
    <style:style style:name="P4" style:family="paragraph" style:parent-style-name="Standard">
      <style:text-properties officeooo:rsid="000d03a5" officeooo:paragraph-rsid="0021afdb"/>
    </style:style>
    <style:style style:name="P5" style:family="paragraph" style:parent-style-name="Standard">
      <style:text-properties officeooo:rsid="000de9eb" officeooo:paragraph-rsid="000de9eb"/>
    </style:style>
    <style:style style:name="P6" style:family="paragraph" style:parent-style-name="Standard">
      <style:text-properties officeooo:rsid="000de9eb" officeooo:paragraph-rsid="000f9d11"/>
    </style:style>
    <style:style style:name="P7" style:family="paragraph" style:parent-style-name="Standard">
      <style:text-properties officeooo:rsid="000de9eb" officeooo:paragraph-rsid="001016f4"/>
    </style:style>
    <style:style style:name="P8" style:family="paragraph" style:parent-style-name="Standard">
      <style:text-properties officeooo:rsid="000de9eb" officeooo:paragraph-rsid="0021afdb"/>
    </style:style>
    <style:style style:name="P9" style:family="paragraph" style:parent-style-name="Standard">
      <style:text-properties officeooo:rsid="000f9d11" officeooo:paragraph-rsid="000f9d11"/>
    </style:style>
    <style:style style:name="P10" style:family="paragraph" style:parent-style-name="Standard">
      <style:text-properties officeooo:rsid="001016f4" officeooo:paragraph-rsid="001016f4"/>
    </style:style>
    <style:style style:name="P11" style:family="paragraph" style:parent-style-name="Standard">
      <style:text-properties officeooo:rsid="001016f4" officeooo:paragraph-rsid="00138359"/>
    </style:style>
    <style:style style:name="P12" style:family="paragraph" style:parent-style-name="Standard">
      <style:text-properties officeooo:rsid="00137cce" officeooo:paragraph-rsid="00137cce"/>
    </style:style>
    <style:style style:name="P13" style:family="paragraph" style:parent-style-name="Standard">
      <style:text-properties officeooo:rsid="00182864" officeooo:paragraph-rsid="0017a0a3"/>
    </style:style>
    <style:style style:name="P14" style:family="paragraph" style:parent-style-name="Standard">
      <style:text-properties officeooo:rsid="00182864" officeooo:paragraph-rsid="00199b9f"/>
    </style:style>
    <style:style style:name="P15" style:family="paragraph" style:parent-style-name="Standard">
      <style:text-properties officeooo:rsid="00182864" officeooo:paragraph-rsid="002038fc"/>
    </style:style>
    <style:style style:name="P16" style:family="paragraph" style:parent-style-name="Standard">
      <style:text-properties officeooo:rsid="00182864" officeooo:paragraph-rsid="0021afdb"/>
    </style:style>
    <style:style style:name="P17" style:family="paragraph" style:parent-style-name="Standard">
      <style:text-properties officeooo:rsid="00182864" officeooo:paragraph-rsid="0022cf5a"/>
    </style:style>
    <style:style style:name="P18" style:family="paragraph" style:parent-style-name="Standard">
      <style:text-properties officeooo:rsid="0025eabe" officeooo:paragraph-rsid="0017a0a3"/>
    </style:style>
    <style:style style:name="P19" style:family="paragraph" style:parent-style-name="Standard">
      <style:text-properties officeooo:rsid="0022cf5a" officeooo:paragraph-rsid="0022cf5a"/>
    </style:style>
    <style:style style:name="P20" style:family="paragraph" style:parent-style-name="Standard">
      <style:text-properties officeooo:rsid="00199b9f" officeooo:paragraph-rsid="0021afdb"/>
    </style:style>
    <style:style style:name="P21" style:family="paragraph">
      <loext:graphic-properties draw:fill-color="#e6e6e6" draw:opacity="100%"/>
      <style:paragraph-properties fo:text-align="center"/>
    </style:style>
    <style:style style:name="P22" style:family="paragraph">
      <loext:graphic-properties draw:fill-color="#e6e6e6" draw:opacity="0%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-color="#00cc00" draw:opacity="0%"/>
      <style:paragraph-properties fo:text-align="center"/>
    </style:style>
    <style:style style:name="P25" style:family="paragraph">
      <loext:graphic-properties draw:fill="solid" draw:fill-color="#e6e6e6" draw:opacity="100%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000000" draw:opacity="100%"/>
      <style:paragraph-properties fo:text-align="center"/>
    </style:style>
    <style:style style:name="T1" style:family="text">
      <style:text-properties officeooo:rsid="001c4d9f"/>
    </style:style>
    <style:style style:name="T2" style:family="text">
      <style:text-properties officeooo:rsid="000de9eb"/>
    </style:style>
    <style:style style:name="T3" style:family="text">
      <style:text-properties officeooo:rsid="000f9d11"/>
    </style:style>
    <style:style style:name="T4" style:family="text">
      <style:text-properties officeooo:rsid="001016f4"/>
    </style:style>
    <style:style style:name="T5" style:family="text">
      <style:text-properties officeooo:rsid="000ca8d6"/>
    </style:style>
    <style:style style:name="T6" style:family="text">
      <style:text-properties officeooo:rsid="0011d406"/>
    </style:style>
    <style:style style:name="T7" style:family="text">
      <style:text-properties officeooo:rsid="00138359"/>
    </style:style>
    <style:style style:name="T8" style:family="text">
      <style:text-properties officeooo:rsid="0014f3d3"/>
    </style:style>
    <style:style style:name="T9" style:family="text">
      <style:text-properties officeooo:rsid="0025eabe"/>
    </style:style>
    <style:style style:name="T10" style:family="text">
      <style:text-properties officeooo:rsid="002d57fd"/>
    </style:style>
    <style:style style:name="T11" style:family="text">
      <style:text-properties officeooo:rsid="0027d502"/>
    </style:style>
    <style:style style:name="T12" style:family="text">
      <style:text-properties officeooo:rsid="00199b9f"/>
    </style:style>
    <style:style style:name="T13" style:family="text">
      <style:text-properties officeooo:rsid="001e3f64"/>
    </style:style>
    <style:style style:name="T14" style:family="text">
      <style:text-properties officeooo:rsid="002038fc"/>
    </style:style>
    <style:style style:name="T15" style:family="text">
      <style:text-properties officeooo:rsid="0021afdb"/>
    </style:style>
    <style:style style:name="T16" style:family="text">
      <style:text-properties officeooo:rsid="0022cf5a"/>
    </style:style>
    <style:style style:name="T17" style:family="text">
      <style:text-properties officeooo:rsid="00257f2c"/>
    </style:style>
    <style:style style:name="T18" style:family="text">
      <style:text-properties fo:color="#000000" style:font-name="Linux Biolinum G" fo:font-size="12pt" fo:font-style="normal" fo:font-weight="normal"/>
    </style:style>
    <style:style style:name="gr1" style:family="graphic">
      <style:graphic-properties draw:stroke="solid" draw:stroke-dash="Dashed_20__28_var_29__20_5" svg:stroke-width="0.035cm" svg:stroke-color="#000000" svg:stroke-opacity="75%" draw:stroke-linejoin="miter" draw:fill-color="#e6e6e6" draw:opacity="100%" draw:textarea-horizontal-align="center" draw:textarea-vertical-align="middle" fo:padding-top="0.018cm" fo:padding-bottom="0.018cm" fo:padding-left="0.018cm" fo:padding-right="0.018cm" draw:shadow="visible" draw:shadow-offset-x="0cm" draw:shadow-offset-y="0c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5" svg:stroke-width="0.018cm" svg:stroke-color="#000000" svg:stroke-opacity="0%" draw:stroke-linejoin="miter" draw:fill-color="#e6e6e6" draw:opacity="0%" draw:textarea-horizontal-align="center" draw:textarea-vertical-align="middle" fo:padding-top="0.009cm" fo:padding-bottom="0.009cm" fo:padding-left="0.009cm" fo:padding-right="0.009cm" draw:shadow="visible" draw:shadow-offset-x="0cm" draw:shadow-offset-y="0c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ed_20__28_var_29__20_5" svg:stroke-width="0.018cm" svg:stroke-color="#000000" svg:stroke-opacity="75%" draw:stroke-linejoin="miter" draw:fill-color="#e6e6e6" draw:opacity="100%" draw:textarea-horizontal-align="center" draw:textarea-vertical-align="middle" fo:padding-top="0.009cm" fo:padding-bottom="0.009cm" fo:padding-left="0.009cm" fo:padding-right="0.009cm" draw:shadow="visible" draw:shadow-offset-x="0cm" draw:shadow-offset-y="0c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fill-color="#ffffff" draw:auto-grow-width="true" fo:min-height="0.504cm" fo:min-width="0.101cm" style:run-through="background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Dashed_20__28_var_29__20_5" svg:stroke-width="0.018cm" svg:stroke-color="#000000" svg:stroke-opacity="0%" draw:stroke-linejoin="miter" draw:fill-color="#00cc00" draw:opacity="0%" draw:textarea-horizontal-align="center" draw:textarea-vertical-align="middle" fo:padding-top="0.009cm" fo:padding-bottom="0.009cm" fo:padding-left="0.009cm" fo:padding-right="0.009cm" draw:shadow="visible" draw:shadow-offset-x="0cm" draw:shadow-offset-y="0c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Dashed_20__28_var_29__20_5" svg:stroke-width="0.018cm" svg:stroke-color="#000000" svg:stroke-opacity="75%" draw:stroke-linejoin="miter" draw:fill-color="#e6e6e6" draw:opacity="100%" draw:textarea-horizontal-align="center" draw:textarea-vertical-align="middle" fo:padding-top="0.009cm" fo:padding-bottom="0.009cm" fo:padding-left="0.009cm" fo:padding-right="0.009cm" draw:shadow="visible" draw:shadow-offset-x="0cm" draw:shadow-offset-y="0c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solid" draw:stroke-dash="Dashed_20__28_var_29__20_4" svg:stroke-width="0.018cm" svg:stroke-color="#000000" svg:stroke-opacity="100%" draw:stroke-linejoin="round" svg:stroke-linecap="butt" draw:fill="solid" draw:fill-color="#e6e6e6" draw:opacity="100%" draw:textarea-horizontal-align="center" draw:textarea-vertical-align="middle" fo:padding-top="0.009cm" fo:padding-bottom="0.009cm" fo:padding-left="0.009cm" fo:padding-right="0.00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solid" draw:stroke-dash="Dashed_20__28_var_29__20_4" svg:stroke-width="0.035cm" svg:stroke-color="#000000" svg:stroke-opacity="100%" draw:stroke-linejoin="round" svg:stroke-linecap="butt" draw:textarea-horizontal-align="center" draw:textarea-vertical-align="middle" fo:padding-top="0.018cm" fo:padding-bottom="0.018cm" fo:padding-left="0.018cm" fo:padding-right="0.018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stroke-dash="Dashed_20__28_var_29__20_4" svg:stroke-width="0.035cm" svg:stroke-color="#000000" svg:stroke-opacity="0%" draw:stroke-linejoin="round" svg:stroke-linecap="butt" draw:fill="none" draw:fill-color="#000000" draw:opacity="100%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solid" draw:stroke-dash="Dashed_20__28_var_29__20_4" svg:stroke-width="0.018cm" svg:stroke-color="#000000" svg:stroke-opacity="100%" draw:stroke-linejoin="round" svg:stroke-linecap="butt" draw:textarea-horizontal-align="center" draw:textarea-vertical-align="middle" fo:padding-top="0.009cm" fo:padding-bottom="0.009cm" fo:padding-left="0.009cm" fo:padding-right="0.00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none" draw:stroke-dash="Dashed_20__28_var_29__20_4" svg:stroke-width="0.018cm" svg:stroke-color="#000000" svg:stroke-opacity="0%" draw:stroke-linejoin="round" svg:stroke-linecap="butt" draw:fill="none" draw:fill-color="#000000" draw:opacity="100%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21" drawooo:display="printer" svg:width="0cm" svg:height="0cm" svg:x="10.481cm" svg:y="14.833cm" svg:viewBox="0 0 0 0" draw:points="0,0">
        <text:p/>
      </draw:polygon>
      <draw:polygon text:anchor-type="page" text:anchor-page-number="1" draw:z-index="1" draw:name="turtle" draw:style-name="gr2" draw:text-style-name="P22" drawooo:display="printer" svg:width="0cm" svg:height="0cm" svg:x="10.492cm" svg:y="14.84cm" svg:viewBox="0 0 0 0" draw:points="0,0">
        <text:p/>
      </draw:polygon>
      <draw:polygon text:anchor-type="page" text:anchor-page-number="1" draw:z-index="2" draw:name="turtle" draw:style-name="gr3" draw:text-style-name="P21" drawooo:display="printer" svg:width="0cm" svg:height="0cm" svg:x="10.49cm" svg:y="14.84cm" svg:viewBox="0 0 0 0" draw:points="0,0">
        <text:p/>
      </draw:polygon>
      <draw:polygon text:anchor-type="page" text:anchor-page-number="1" draw:z-index="3" draw:name="turtle" draw:style-name="gr3" draw:text-style-name="P21" drawooo:display="printer" svg:width="0cm" svg:height="0cm" svg:x="10.492cm" svg:y="14.84cm" svg:viewBox="0 0 0 0" draw:points="0,0">
        <text:p/>
      </draw:polygon>
      <draw:polygon text:anchor-type="page" text:anchor-page-number="1" draw:z-index="6" draw:name="turtle" draw:style-name="gr5" draw:text-style-name="P24" drawooo:display="printer" svg:width="0cm" svg:height="0cm" svg:x="10.492cm" svg:y="14.84cm" svg:viewBox="0 0 0 0" draw:points="0,0">
        <text:p/>
      </draw:polygon>
      <draw:polygon text:anchor-type="page" text:anchor-page-number="1" draw:z-index="7" draw:name="turtle" draw:style-name="gr3" draw:text-style-name="P21" drawooo:display="printer" svg:width="0cm" svg:height="0cm" svg:x="10.499cm" svg:y="14.848cm" svg:viewBox="0 0 0 0" draw:points="0,0">
        <text:p/>
      </draw:polygon>
      <draw:polygon text:anchor-type="page" text:anchor-page-number="0" draw:z-index="8" draw:name="turtle" draw:style-name="gr6" draw:text-style-name="P21" drawooo:display="printer" svg:width="0cm" svg:height="0cm" svg:x="10.49cm" svg:y="14.84cm" svg:viewBox="0 0 0 0" draw:points="0,0">
        <text:p/>
      </draw:polygon>
      <draw:circle text:anchor-type="page" text:anchor-page-number="0" draw:z-index="9" draw:style-name="gr7" draw:text-style-name="P25" svg:width="0.177cm" svg:height="0.177cm" svg:x="10.403cm" svg:y="14.753cm">
        <text:p/>
      </draw:circle>
      <draw:polyline text:anchor-type="page" text:anchor-page-number="0" draw:z-index="10" draw:style-name="gr8" draw:text-style-name="P26" svg:width="5.292cm" svg:height="0.241cm" draw:transform="rotate (1.5707963267949) translate (10.3716666666667cm 14.8413611111111cm)" svg:viewBox="0 0 5293 242" draw:points="0,120 5292,120 4960,0 5292,122 4960,242 5293,120">
        <text:p/>
      </draw:polyline>
      <draw:rect text:anchor-type="page" text:anchor-page-number="0" draw:z-index="11" draw:style-name="gr9" draw:text-style-name="P27" svg:width="2.146cm" svg:height="0.486cm" svg:x="9.419cm" svg:y="8.779cm">
        <text:p><text:span text:style-name="T18">H</text:span><text:span text:style-name="T18">E</text:span><text:span text:style-name="T18">A</text:span><text:span text:style-name="T18">D</text:span><text:span text:style-name="T18">I</text:span><text:span text:style-name="T18">N</text:span><text:span text:style-name="T18">G</text:span><text:span text:style-name="T18"> </text:span><text:span text:style-name="T18">0</text:span></text:p>
      </draw:rect>
      <draw:polyline text:anchor-type="page" text:anchor-page-number="0" draw:z-index="12" draw:style-name="gr10" draw:text-style-name="P26" svg:width="5.291cm" svg:height="0.239cm" draw:transform="rotate (1.0471975511966) translate (10.3877915021746cm 14.7814208319445cm)" svg:viewBox="0 0 5292 240" draw:points="0,120 5292,120 4960,0 5292,120 4960,240 5291,118">
        <text:p/>
      </draw:polyline>
      <draw:rect text:anchor-type="page" text:anchor-page-number="0" draw:z-index="13" draw:style-name="gr11" draw:text-style-name="P27" svg:width="2.341cm" svg:height="0.486cm" svg:x="12.497cm" svg:y="9.1cm">
        <text:p><text:span text:style-name="T18">H</text:span><text:span text:style-name="T18">E</text:span><text:span text:style-name="T18">A</text:span><text:span text:style-name="T18">D</text:span><text:span text:style-name="T18">I</text:span><text:span text:style-name="T18">N</text:span><text:span text:style-name="T18">G</text:span><text:span text:style-name="T18"> </text:span><text:span text:style-name="T18">3</text:span><text:span text:style-name="T18">0</text:span></text:p>
      </draw:rect>
      <draw:polyline text:anchor-type="page" text:anchor-page-number="0" draw:z-index="14" draw:style-name="gr8" draw:text-style-name="P26" svg:width="5.292cm" svg:height="0.239cm" svg:x="10.492cm" svg:y="14.721cm" svg:viewBox="0 0 5293 240" draw:points="0,120 5292,120 4960,0 5293,120 4962,240 5292,118">
        <text:p/>
      </draw:polyline>
      <draw:rect text:anchor-type="page" text:anchor-page-number="0" draw:z-index="15" draw:style-name="gr9" draw:text-style-name="P27" svg:width="2.659cm" svg:height="0.486cm" svg:x="16.044cm" svg:y="14.6cm">
        <text:p><text:span text:style-name="T18">H</text:span><text:span text:style-name="T18">E</text:span><text:span text:style-name="T18">A</text:span><text:span text:style-name="T18">D</text:span><text:span text:style-name="T18">I</text:span><text:span text:style-name="T18">N</text:span><text:span text:style-name="T18">G</text:span><text:span text:style-name="T18"> </text:span><text:span text:style-name="T18">9</text:span><text:span text:style-name="T18">0</text:span><text:span text:style-name="T18"> </text:span><text:span text:style-name="T18"><text:s/></text:span><text:span text:style-name="T18"><text:s/></text:span></text:p>
      </draw:rect>
      <draw:circle text:anchor-type="page" text:anchor-page-number="0" draw:z-index="16" draw:style-name="gr7" draw:text-style-name="P25" svg:width="1.765cm" svg:height="1.765cm" svg:x="9.61cm" svg:y="13.959cm" draw:kind="arc" draw:start-angle="-300" draw:end-angle="-270">
        <text:p/>
      </draw:circle>
      <draw:rect text:anchor-type="page" text:anchor-page-number="0" draw:z-index="17" draw:style-name="gr11" draw:text-style-name="P27" svg:width="0.511cm" svg:height="0.486cm" svg:x="10.567cm" svg:y="13.319cm">
        <text:p><text:span text:style-name="T18">3</text:span><text:span text:style-name="T18">0</text:span><text:span text:style-name="T18">°</text:span></text:p>
      </draw:rect>
      <draw:circle text:anchor-type="page" text:anchor-page-number="0" draw:z-index="18" draw:style-name="gr7" draw:text-style-name="P25" svg:width="10.584cm" svg:height="10.584cm" svg:x="5.2cm" svg:y="9.55cm" draw:kind="arc" draw:start-angle="-360" draw:end-angle="-270">
        <text:p/>
      </draw:circle>
      <text:p text:style-name="P13">; <text:s/><text:bookmark-start text:name="Figura-3"/><text:span text:style-name="T9">FIGURA</text:span><text:bookmark-end text:name="Figura-3"/><text:span text:style-name="T9"> 3 (</text:span><text:a xlink:type="simple" xlink:href="#Figura-3-o" text:style-name="Internet_20_link" text:visited-style-name="Visited_20_Internet_20_Link"><text:span text:style-name="T9">Torna alla figura</text:span></text:a><text:span text:style-name="T9">)</text:span></text:p>
      <text:p text:style-name="P18">; I riferimenti per l'istruzione HEADING</text:p>
      <text:p text:style-name="P13">; <text:span text:style-name="T10">Versione 1.</text:span></text:p>
      <text:p text:style-name="P13">; <text:span text:style-name="T10">A.R. Formiconi</text:span></text:p>
      <text:p text:style-name="P13">; <text:span text:style-name="T10">25 luglio 2016</text:span></text:p>
      <text:p text:style-name="P13"/>
      <text:p text:style-name="P13"/>
      <text:p text:style-name="P13">; <text:span text:style-name="T11">Versione scritta in maniera più ordinata e strutturata, facendo uso delle “subroutine”</text:span></text:p>
      <text:p text:style-name="P17">; <text:span text:style-name="T16">La strutturazione del software di questo tipo consente di rendere il codice più modulare </text:span></text:p>
      <text:p text:style-name="P19">; e più mantenibile</text:p>
      <text:p text:style-name="P13"/>
      <text:p text:style-name="P13">; <text:span text:style-name="T16">Prima vengono le subroutine e alla fine il programma vero e proprio. Prima vanno messi</text:span></text:p>
      <text:p text:style-name="P17">; <text:span text:style-name="T16">i frammenti più elementari, in maniera che LibreLogo li legga per primi. Questo serve</text:span></text:p>
      <text:p text:style-name="P19">; perché quando nel codice viene citata una subroutine, questa deve essere già stata </text:p>
      <text:p text:style-name="P19">; analizzata da LibreLogo.</text:p>
      <text:p text:style-name="P13"/>
      <text:p text:style-name="P13"/>
      <text:p text:style-name="P13">; <text:span text:style-name="T12">Subroutine BR per disegnare un segmento lungo 10 pt dalla posizione e lungo la </text:span></text:p>
      <text:p text:style-name="P13">; <text:span text:style-name="T12">direzione corrente senza muoversi (come risultato finale)</text:span></text:p>
      <text:p text:style-name="P13">; <text:span text:style-name="T12">Parametri:</text:span></text:p>
      <text:p text:style-name="P13">; <text:tab/><text:span text:style-name="T12">P: posizione corrente</text:span></text:p>
      <text:p text:style-name="P13">;<text:tab/><text:span text:style-name="T13">H: direzione corrente</text:span></text:p>
      <text:p text:style-name="P1"/>
      <text:p text:style-name="P1"><draw:frame text:anchor-type="as-char" svg:y="0cm" draw:z-index="5" draw:style-name="gr4" draw:text-style-name="P23" drawooo:display="printer" svg:width="0.101cm" svg:height="0.505cm"><draw:text-box><text:p/></draw:text-box></draw:frame><draw:frame text:anchor-type="as-char" svg:y="0cm" draw:z-index="4" draw:style-name="gr4" draw:text-style-name="P23" drawooo:display="printer" svg:width="0.101cm" svg:height="0.505cm"><draw:text-box><text:p/></draw:text-box></draw:frame>TO BR P H</text:p>
      <text:p text:style-name="P1"><text:tab/>FORWARD 10</text:p>
      <text:p text:style-name="P1"><text:tab/>POSITION P</text:p>
      <text:p text:style-name="P1"><text:tab/>HEADING H</text:p>
      <text:p text:style-name="P1">END</text:p>
      <text:p text:style-name="P1"/>
      <text:p text:style-name="P14">; <text:span text:style-name="T12">Subroutine TARROW per disegnare la punta di una freccia</text:span></text:p>
      <text:p text:style-name="P14"/>
      <text:p text:style-name="P1">TO TARROW</text:p>
      <text:p text:style-name="P1"><text:tab/>P = POSITION</text:p>
      <text:p text:style-name="P1"><text:tab/>H = HEADING<text:tab/></text:p>
      <text:p text:style-name="P1"><text:tab/>LEFT 160</text:p>
      <text:p text:style-name="P1"><text:tab/>BR P H<text:tab/></text:p>
      <text:p text:style-name="P1"><text:tab/>RIGHT 160</text:p>
      <text:p text:style-name="P1"><text:tab/>BR P H</text:p>
      <text:p text:style-name="P1">END</text:p>
      <text:p text:style-name="P1"/>
      <text:p text:style-name="P15">; <text:span text:style-name="T12">Subroutine LBA scrivere il testo contenuto in T in vetta al segmento</text:span></text:p>
      <text:p text:style-name="P15">; <text:span text:style-name="T14">di lungheza L e ruotato dell'angolo A</text:span></text:p>
      <text:p text:style-name="P15">; <text:span text:style-name="T12">Parametri:</text:span></text:p>
      <text:p text:style-name="P15">; <text:tab/><text:span text:style-name="T14">L: lunghezza del segmento</text:span></text:p>
      <text:p text:style-name="P15">;<text:tab/><text:span text:style-name="T14">A: angolo di rotazione del segmento</text:span></text:p>
      <text:p text:style-name="P15">;<text:tab/><text:span text:style-name="T14">T: testo da scrivere nell'etichetta</text:span></text:p>
      <text:p text:style-name="P5"/>
      <text:p text:style-name="P5">TO L<text:span text:style-name="T4">BA</text:span> L <text:span text:style-name="T3">A T</text:span></text:p>
      <text:p text:style-name="P5"><text:tab/>PENUP</text:p>
      <text:p text:style-name="P6"><text:tab/>FORWARD L/<text:span text:style-name="T3">10 + L/5 * SIN A*PI/180</text:span></text:p>
      <text:p text:style-name="P5"><text:tab/>H = HEADING </text:p>
      <text:p text:style-name="P5"><text:soft-page-break/><text:tab/>HEADING 0</text:p>
      <text:p text:style-name="P5"><text:tab/><text:span text:style-name="T8">LABEL T</text:span></text:p>
      <text:p text:style-name="P5"><text:tab/>PENDOWN</text:p>
      <text:p text:style-name="P5">END</text:p>
      <text:p text:style-name="P16"/>
      <text:p text:style-name="P16">; <text:span text:style-name="T12">Subroutine LB scrivere il testo contenuto in T in una posizione determinata in</text:span></text:p>
      <text:p text:style-name="P16">; <text:span text:style-name="T15">coordinate polari rispetto alla posizione corrente, mediante la </text:span></text:p>
      <text:p text:style-name="P16">; <text:span text:style-name="T14">distanza L l'angolo A</text:span></text:p>
      <text:p text:style-name="P16">; <text:span text:style-name="T12">Parametri:</text:span></text:p>
      <text:p text:style-name="P16">; <text:tab/><text:span text:style-name="T14">L: distanza</text:span></text:p>
      <text:p text:style-name="P16">;<text:tab/><text:span text:style-name="T14">A: angolo </text:span></text:p>
      <text:p text:style-name="P16">;<text:tab/><text:span text:style-name="T14">T: testo da scrivere nell'etichetta</text:span></text:p>
      <text:p text:style-name="P8"/>
      <text:p text:style-name="P10">TO LB <text:span text:style-name="T7">L</text:span> <text:span text:style-name="T7">A </text:span>T</text:p>
      <text:p text:style-name="P10"><text:tab/>P0 = POSITION</text:p>
      <text:p text:style-name="P10"><text:tab/>PENUP</text:p>
      <text:p text:style-name="P11"><text:tab/><text:span text:style-name="T7">S = <text:s/>SIN A*PI/180</text:span></text:p>
      <text:p text:style-name="P11"><text:tab/><text:span text:style-name="T7">C = <text:s/>COS A*PI/180</text:span></text:p>
      <text:p text:style-name="P11"><text:tab/>POSITION <text:span text:style-name="T6">[P0[0] + L * C, P0[1] - L * S]</text:span></text:p>
      <text:p text:style-name="P12"><text:tab/>HEADING 0</text:p>
      <text:p text:style-name="P10"><text:tab/>LABEL T</text:p>
      <text:p text:style-name="P10"><text:tab/>POSITION P0</text:p>
      <text:p text:style-name="P10"><text:tab/><text:span text:style-name="T7">HEADING 0</text:span></text:p>
      <text:p text:style-name="P10"><text:tab/>PENDOWN</text:p>
      <text:p text:style-name="P10">END</text:p>
      <text:p text:style-name="P1"/>
      <text:p text:style-name="P16">; <text:span text:style-name="T12">Subroutine ARROW per disegnare, a partire dalla posizione corrente, </text:span></text:p>
      <text:p text:style-name="P20">; una freccia di lunghezza L, inclinata di un angolo A, e in vetta una</text:p>
      <text:p text:style-name="P16">; <text:span text:style-name="T15">etichetta con il testo contenuto in T</text:span></text:p>
      <text:p text:style-name="P16">; <text:span text:style-name="T12">Parametri:</text:span></text:p>
      <text:p text:style-name="P16">; <text:tab/><text:span text:style-name="T14">L: lunghezza della freccia</text:span></text:p>
      <text:p text:style-name="P16">;<text:tab/><text:span text:style-name="T14">A: angolo di rotazione della freccia</text:span></text:p>
      <text:p text:style-name="P16">;<text:tab/><text:span text:style-name="T14">T: testo da scrivere nell'etichetta</text:span></text:p>
      <text:p text:style-name="P8"/>
      <text:p text:style-name="P1">TO ARROW P0 A0 L A <text:span text:style-name="T4">T</text:span></text:p>
      <text:p text:style-name="P1"><text:tab/>PENDOWN</text:p>
      <text:p text:style-name="P1"><text:tab/>HEADING A</text:p>
      <text:p text:style-name="P1"><text:tab/>FORWARD L</text:p>
      <text:p text:style-name="P1"><text:tab/>TARROW</text:p>
      <text:p text:style-name="P1"><text:tab/><text:span text:style-name="T2">LBA L A T</text:span></text:p>
      <text:p text:style-name="P1"><text:tab/><text:span text:style-name="T3">PENUP</text:span></text:p>
      <text:p text:style-name="P1"><text:tab/>POSITION P0</text:p>
      <text:p text:style-name="P1"><text:tab/>HEADING A0</text:p>
      <text:p text:style-name="P9"><text:tab/>PENDOWN</text:p>
      <text:p text:style-name="P1">END</text:p>
      <text:p text:style-name="P1"/>
      <text:p text:style-name="P1">; <text:span text:style-name="T15">Questo è il programma vero e proprio che, come si vede, grazie al ricorso</text:span></text:p>
      <text:p text:style-name="P1">; <text:span text:style-name="T15">alle subroutine, è abbstanza conciso.</text:span></text:p>
      <text:p text:style-name="P1"/>
      <text:p text:style-name="P1">CLEARSCREEN<text:tab/><text:tab/><text:tab/>; <text:span text:style-name="T15">cancello il foglio</text:span></text:p>
      <text:p text:style-name="P1">HOME<text:tab/><text:tab/><text:tab/><text:tab/><text:tab/>; <text:span text:style-name="T15">mando a casa la tartaruga</text:span></text:p>
      <text:p text:style-name="P12">HIDETURTLE<text:tab/><text:tab/><text:tab/>; <text:span text:style-name="T15">faccio il disegno senza vedere la tartaruga</text:span></text:p>
      <text:p text:style-name="P2"><text:soft-page-break/>FILLCOLOR <text:span text:style-name="T1">[230, 230, 230]<text:tab/>; fisso il riempimento a un grigio scuro</text:span></text:p>
      <text:p text:style-name="P1">CIRCLE 5<text:tab/><text:tab/><text:tab/><text:tab/>; <text:span text:style-name="T15">disegno un cerchietto nella posizione centrale </text:span></text:p>
      <text:p text:style-name="P1">P0 = POSITION<text:tab/><text:tab/><text:tab/>; <text:span text:style-name="T15">memorizzo tale posizione iniziale...</text:span></text:p>
      <text:p text:style-name="P1">A0 = HEADING<text:tab/><text:tab/><text:tab/>; <text:span text:style-name="T15">e anche la direzione iniziale</text:span></text:p>
      <text:p text:style-name="P3">L = 150<text:tab/><text:tab/><text:tab/><text:tab/>; <text:span text:style-name="T15">faccio la freccia lunga 150 pt</text:span></text:p>
      <text:p text:style-name="P5">A = <text:span text:style-name="T17">3</text:span>0<text:tab/><text:tab/><text:tab/><text:tab/><text:tab/>; <text:span text:style-name="T15">e la voglio inclinata di 60°</text:span></text:p>
      <text:p text:style-name="P3"/>
      <text:p text:style-name="P4">PENSIZE 1 <text:span text:style-name="T5">ARROW P0 A0 L 0 “HEADING 0”<text:tab/>; freccia verticale</text:span></text:p>
      <text:p text:style-name="P3">PENSIZE 0.5 <text:span text:style-name="T5">ARROW P0 A0 L A “HEADING 30”<text:tab/>; freccia a 60°</text:span></text:p>
      <text:p text:style-name="P3">PENSIZE 1 <text:span text:style-name="T5">ARROW P0 A0 L 90 “HEADING 90 <text:s text:c="2"/>”<text:tab/>; freccia orizzontale</text:span></text:p>
      <text:p text:style-name="P5">PENSIZE 0.5<text:tab/></text:p>
      <text:p text:style-name="P7">ELLIPSE [L/3, L/3, 0, A, 3]<text:tab/><text:tab/><text:tab/><text:tab/><text:tab/>; <text:span text:style-name="T15">arco di cerchio piccolo</text:span></text:p>
      <text:p text:style-name="P7"><text:span text:style-name="T4">LB L/4 75.5 <text:s/>“30°”</text:span> <text:tab/><text:tab/><text:tab/><text:tab/><text:tab/><text:tab/>; <text:span text:style-name="T15">etichetta “30°”</text:span></text:p>
      <text:p text:style-name="P5">ELLIPSE [L*2, L*2, 0, 90, 3] <text:tab/><text:tab/><text:tab/><text:tab/>; <text:span text:style-name="T15">arco di cerchio grande</text:span></text:p>
      <text:p text:style-name="P5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cm"/>
    <draw:stroke-dash draw:name="Dashed_20__28_var_29__20_5" draw:display-name="Dashed (var) 5" draw:style="rect" draw:dots2="1" draw:dots2-length="0.02cm" draw:distance="0.0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2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5:57:00.067220999</meta:creation-date>
    <dc:date>2017-08-10T19:41:01.227057427</dc:date>
    <meta:editing-duration>PT56M10S</meta:editing-duration>
    <meta:editing-cycles>18</meta:editing-cycles>
    <meta:generator>LibreOffice/5.2.7.2$Linux_x86 LibreOffice_project/2b7f1e640c46ceb28adf43ee075a6e8b8439ed10</meta:generator>
    <meta:document-statistic meta:table-count="0" meta:image-count="0" meta:object-count="0" meta:page-count="3" meta:paragraph-count="100" meta:word-count="565" meta:character-count="2989" meta:non-whitespace-character-count="2433"/>
  </office:meta>
</office:document-meta>
</file>